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000000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/*Community oluşturulduğunda alt sınıfa veri eklenmesi */</text:span></text:p>
      <text:p text:style-name="P2">CREATE OR REPLACE TRIGGER INSERT_SUB_CLASS_AFTER_COMMUNITY AFTER INSERT ON COMMUNITY</text:p>
      <text:p text:style-name="P2">FOR EACH ROW</text:p>
      <text:p text:style-name="P2">BEGIN</text:p>
      <text:p text:style-name="P2"><text:tab/>IF :NEW.CommunityType = 'GROUP' THEN</text:p>
      <text:p text:style-name="P2"><text:s text:c="4"/><text:tab/>INSERT INTO SOCIAL_RESUME_GROUP VALUES(:NEW.UserId,:NEW.CommunityId,'PUBLIC',EFFECTED_SEQ.NEXTVAL);</text:p>
      <text:p text:style-name="P2"><text:tab/>END IF;</text:p>
      <text:p text:style-name="P2"><text:tab/>IF :NEW.CommunityType = 'COMPANY' THEN</text:p>
      <text:p text:style-name="P2"><text:s text:c="4"/><text:tab/>INSERT INTO COMPANY VALUES(:NEW.CommunityId,:NEW.UserId,'1-10',CREATOR_SEQ.NEXTVAL);</text:p>
      <text:p text:style-name="P2"><text:tab/>END IF;</text:p>
      <text:p text:style-name="P2"><text:tab/>IF :NEW.CommunityType = 'PAGE' THEN</text:p>
      <text:p text:style-name="P2"><text:s text:c="4"/><text:tab/>INSERT INTO SOCIAL_RESUME_PAGE VALUES(:NEW.UserId,:NEW.CommunityId,CREATOR_SEQ.NEXTVAL);</text:p>
      <text:p text:style-name="P2"><text:tab/>END IF;</text:p>
      <text:p text:style-name="P2">END;</text:p>
      <text:p text:style-name="Standard"><text:span text:style-name="T1">/</text:span></text:p>
      <text:p text:style-name="Standard"><text:span text:style-name="T1">/*User olusturuldugunda creator olusturulmasý*/</text:span></text:p>
      <text:p text:style-name="P2">CREATE OR REPLACE TRIGGER INSERT_CREATOR_AFTER_USER AFTER INSERT ON SOCIAL_RESUME_USER</text:p>
      <text:p text:style-name="P2">FOR EACH ROW</text:p>
      <text:p text:style-name="P2">BEGIN</text:p>
      <text:p text:style-name="P2"><text:s text:c="2"/>INSERT INTO CREATOR</text:p>
      <text:p text:style-name="P2"><text:s text:c="2"/>VALUES(:NEW.CreatorId);</text:p>
      <text:p text:style-name="P2"><text:s/></text:p>
      <text:p text:style-name="P2"><text:s text:c="2"/>INSERT INTO CREATOR_PROFILE</text:p>
      <text:p text:style-name="P2"><text:s text:c="2"/>VALUES(Profile_Seq.NEXTVAL,null,null,null,'USER',Effected_Seq.NEXTVAL,null,null);</text:p>
      <text:p text:style-name="P2"/>
      <text:p text:style-name="P2"><text:s text:c="2"/>INSERT INTO CREATOR_HAS_PROFILE</text:p>
      <text:p text:style-name="P2"><text:s text:c="2"/>VALUES(:NEW.CreatorId,Profile_Seq.CURRVAL);</text:p>
      <text:p text:style-name="P2">END;</text:p>
      <text:p text:style-name="Standard"><text:span text:style-name="T1">/</text:span></text:p>
      <text:p text:style-name="Standard"><text:span text:style-name="T1">/*Company olusturuldugunda creator olusturulmasý*/</text:span></text:p>
      <text:p text:style-name="P2">CREATE OR REPLACE TRIGGER INSERT_CREATOR_BEFORE_COMPANY BEFORE INSERT ON COMPANY</text:p>
      <text:p text:style-name="P2">FOR EACH ROW</text:p>
      <text:p text:style-name="P2">BEGIN</text:p>
      <text:p text:style-name="P2"><text:s text:c="2"/>INSERT INTO CREATOR</text:p>
      <text:p text:style-name="P2"><text:s text:c="2"/>VALUES(:NEW.CreatorId);</text:p>
      <text:p text:style-name="P2"><text:s/></text:p>
      <text:p text:style-name="P2"><text:s text:c="2"/>INSERT INTO CREATOR_PROFILE</text:p>
      <text:p text:style-name="P2"><text:s text:c="2"/>VALUES(Profile_Seq.NEXTVAL,null,null,null,'COMPANY',Effected_Seq.NEXTVAL,null,null);</text:p>
      <text:p text:style-name="P2"/>
      <text:p text:style-name="P2"><text:s text:c="2"/>INSERT INTO CREATOR_HAS_PROFILE</text:p>
      <text:p text:style-name="P2"><text:s text:c="2"/>VALUES(:NEW.CreatorId,Profile_Seq.CURRVAL);</text:p>
      <text:p text:style-name="P2"><text:soft-page-break/>END;</text:p>
      <text:p text:style-name="P2">/</text:p>
      <text:p text:style-name="Standard"><text:span text:style-name="T1">/*Social Resume Page eklendiginde CREATOR olusturuluyor */</text:span></text:p>
      <text:p text:style-name="P2">CREATE OR REPLACE TRIGGER INSERT_CREATOR_BEFORE_PAGE BEFORE INSERT ON SOCIAL_RESUME_PAGE</text:p>
      <text:p text:style-name="P2">FOR EACH ROW</text:p>
      <text:p text:style-name="P2">BEGIN</text:p>
      <text:p text:style-name="P2"><text:s text:c="2"/>INSERT INTO CREATOR</text:p>
      <text:p text:style-name="P2"><text:s text:c="2"/>VALUES(:NEW.CreatorId);</text:p>
      <text:p text:style-name="P2"><text:s/>INSERT INTO CREATOR_PROFILE</text:p>
      <text:p text:style-name="P2"><text:s text:c="2"/>VALUES(Profile_Seq.NEXTVAL,null,null,null,'PAGE',Effected_Seq.NEXTVAL,null,null);</text:p>
      <text:p text:style-name="P2"/>
      <text:p text:style-name="P2"><text:s text:c="2"/>INSERT INTO CREATOR_HAS_PROFILE</text:p>
      <text:p text:style-name="P2"><text:s text:c="2"/>VALUES(:NEW.CreatorId,Profile_Seq.CURRVAL);</text:p>
      <text:p text:style-name="P2"/>
      <text:p text:style-name="P2">END;</text:p>
      <text:p text:style-name="Standard"><text:span text:style-name="T1">/</text:span></text:p>
      <text:p text:style-name="Standard"><text:span text:style-name="T1">/*Group eklendiginde EFFECTED olusturuluyor */</text:span></text:p>
      <text:p text:style-name="P2">CREATE OR REPLACE TRIGGER INSERT_EFFECTED_BEFORE_GROUP BEFORE INSERT ON SOCIAL_RESUME_GROUP</text:p>
      <text:p text:style-name="P2">FOR EACH ROW</text:p>
      <text:p text:style-name="P2">BEGIN</text:p>
      <text:p text:style-name="P2"><text:s text:c="2"/>INSERT INTO EFFECTED</text:p>
      <text:p text:style-name="P2"><text:s text:c="2"/>VALUES(:NEW.EffectedId);</text:p>
      <text:p text:style-name="P2">END;</text:p>
      <text:p text:style-name="Standard"><text:span text:style-name="T1">/</text:span></text:p>
      <text:p text:style-name="Standard"><text:span text:style-name="T1">/*Creator profile olusturuldugunda sub profilelarin olusturulmasý*/</text:span></text:p>
      <text:p text:style-name="P2">CREATE OR REPLACE TRIGGER INSERT_SUB_PROFILE_AFTER_CREATE_PROFILE AFTER INSERT ON CREATOR_PROFILE</text:p>
      <text:p text:style-name="P2">FOR EACH ROW</text:p>
      <text:p text:style-name="P2">BEGIN</text:p>
      <text:p text:style-name="P2">IF :NEW.ProfileType = 'USER' THEN</text:p>
      <text:p text:style-name="P2"><text:tab/>INSERT INTO USER_PROFILE</text:p>
      <text:p text:style-name="P2"><text:tab/>VALUES(:NEW.ProfileId,NULL,'MY CONNECTIONS','NOT OPEN THE OFFERS');</text:p>
      <text:p text:style-name="P2"><text:tab/>END IF;</text:p>
      <text:p text:style-name="P2">IF :NEW.ProfileType = 'COMPANY' THEN</text:p>
      <text:p text:style-name="P2"><text:tab/>INSERT INTO COMPANY_PROFILE</text:p>
      <text:p text:style-name="P2"><text:tab/>VALUES(:NEW.ProfileId,NULL);</text:p>
      <text:p text:style-name="P2"><text:tab/>END IF;</text:p>
      <text:p text:style-name="P2">IF :NEW.ProfileType = 'PAGE' THEN</text:p>
      <text:p text:style-name="P2"><text:s text:c="2"/>INSERT INTO PAGE_PROFILE</text:p>
      <text:p text:style-name="P2"><text:tab/>VALUES(:NEW.ProfileId);</text:p>
      <text:p text:style-name="P2"><text:s text:c="2"/>END IF;</text:p>
      <text:p text:style-name="P2">END;</text:p>
      <text:p text:style-name="Standard"><text:span text:style-name="T1">/</text:span></text:p>
      <text:p text:style-name="Standard"><text:span text:style-name="T1">/*Creator profile olusturuldugunda effected eklenmesi*/</text:span></text:p>
      <text:p text:style-name="P2">CREATE OR REPLACE TRIGGER EFFECTED_INSERT_BEFORE_CREATOR_PROFILE BEFORE INSERT ON CREATOR_PROFILE</text:p>
      <text:p text:style-name="P2"><text:soft-page-break/>FOR EACH ROW</text:p>
      <text:p text:style-name="P2">BEGIN</text:p>
      <text:p text:style-name="P2"><text:s text:c="2"/>INSERT INTO EFFECTED</text:p>
      <text:p text:style-name="P2"><text:s text:c="2"/>VALUES(:NEW.EffectedId);</text:p>
      <text:p text:style-name="P2">END;</text:p>
      <text:p text:style-name="Standard"><text:span text:style-name="T1">/</text:span></text:p>
      <text:p text:style-name="Standard"><text:span text:style-name="T1">/*ConnectionRequest kabul edildiğinde ConnectionList’e eklenir.*/</text:span></text:p>
      <text:p text:style-name="P2">CREATE OR REPLACE TRIGGER INSERT_CONNECTION_AFTER_CONNECTION_ACCEPT AFTER INSERT OR UPDATE ON CONNECTION_REQUEST</text:p>
      <text:p text:style-name="P2">FOR EACH ROW</text:p>
      <text:p text:style-name="P2">DECLARE</text:p>
      <text:p text:style-name="P2">fromUserCreatorId INTEGER :=0;</text:p>
      <text:p text:style-name="P2">toUserCreatorId INTEGER :=0;</text:p>
      <text:p text:style-name="P2">destinationId INTEGER :=0;</text:p>
      <text:p text:style-name="P2">BEGIN</text:p>
      <text:p text:style-name="P2"><text:s text:c="2"/>IF :NEW.Status = 'ACCEPTED' THEN</text:p>
      <text:p text:style-name="P2"/>
      <text:p text:style-name="P2"><text:tab/>SELECT ACTION.DestinationId,SOCIAL_RESUME_USER.UserId INTO destinationId ,fromUserCreatorId</text:p>
      <text:p text:style-name="P2"><text:tab/>FROM ACTION,SOCIAL_RESUME_USER</text:p>
      <text:p text:style-name="P2"><text:tab/>WHERE ACTION.ActionId = :NEW.ActionId AND SOCIAL_RESUME_USER.CreatorId = ACTION.CreatorId;</text:p>
      <text:p text:style-name="P2"/>
      <text:p text:style-name="P2"><text:tab/>SELECT SOCIAL_RESUME_USER.UserId INTO toUserCreatorId</text:p>
      <text:p text:style-name="P2"><text:tab/>FROM CREATOR_PROFILE,CREATOR_HAS_PROFILE,SOCIAL_RESUME_USER</text:p>
      <text:p text:style-name="P2"><text:tab/>WHERE CREATOR_PROFILE.EffectedId = destinationId AND</text:p>
      <text:p text:style-name="P2"><text:tab/>CREATOR_HAS_PROFILE.ProfileId = CREATOR_PROFILE.ProfileId</text:p>
      <text:p text:style-name="P2"><text:tab/>AND SOCIAL_RESUME_USER.CreatorId = CREATOR_HAS_PROFILE.CreatorId;</text:p>
      <text:p text:style-name="P2"/>
      <text:p text:style-name="P2"><text:tab/>INSERT INTO CONNECTION_LIST</text:p>
      <text:p text:style-name="P2"><text:tab/>VALUES(fromUserCreatorId,toUserCreatorId,TO_DATE(SYSDATE,'DD/MM/YYYY'),:NEW.ActionId);</text:p>
      <text:p text:style-name="P2"><text:s text:c="2"/>END IF;</text:p>
      <text:p text:style-name="P2">END;</text:p>
      <text:p text:style-name="Standard"><text:span text:style-name="T1">/</text:span></text:p>
      <text:p text:style-name="Standard"><text:span text:style-name="T1">/*Bir action olustugunda notification kaydi olusturulur*/</text:span></text:p>
      <text:p text:style-name="P2">CREATE OR REPLACE TRIGGER INSERT_NOTIFICATION_AFTER_ACTION AFTER INSERT ON ACTION</text:p>
      <text:p text:style-name="P2">FOR EACH ROW</text:p>
      <text:p text:style-name="P2">DECLARE Notification_Owner INTEGER := 0;</text:p>
      <text:p text:style-name="P2">BEGIN</text:p>
      <text:p text:style-name="P2">SELECT CREATOR_HAS_PROFILE.CreatorId INTO Notification_Owner</text:p>
      <text:p text:style-name="P2">FROM CREATOR_PROFILE,CREATOR_HAS_PROFILE</text:p>
      <text:p text:style-name="P2">WHERE CREATOR_PROFILE.EffectedId = :NEW.DestinationId AND CREATOR_HAS_PROFILE.ProfileId = CREATOR_PROFILE.ProfileId;</text:p>
      <text:p text:style-name="P2">INSERT INTO CREATOR_NOTIFICATION <text:soft-page-break/>VALUES(Notification_Owner,:NEW.ActionId,:NEW.ActionType,TO_DATE(SYSDATE,'DD/MM/YYYY'));</text:p>
      <text:p text:style-name="P2">END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119" meta:word-count="376" meta:character-count="4202"/>
    <dc:date>2018-12-26T20:09:51.98</dc:date>
    <dc:creator>Atakan Cetin</dc:creator>
    <meta:generator>OpenOffice/4.1.6$Win32 OpenOffice.org_project/416m1$Build-9790</meta:generator>
  </office:meta>
</office:document-meta>
</file>